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F2DB3099180A50F.png" manifest:media-type="image/png"/>
  <manifest:file-entry manifest:full-path="Pictures/100002010000078000000438EA139B90FD5CC3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39cm, 45.728cm, 15.208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2cm, 32.365cm, 17.05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93cm" svg:height="4.202cm" svg:x="0.762cm" svg:y="5.334cm">
          <draw:image xlink:href="Pictures/100002010000078000000438EA139B90FD5CC390.png" xlink:type="simple" xlink:show="embed" xlink:actuate="onLoad">
            <text:p/>
          </draw:image>
        </draw:frame>
        <draw:frame draw:style-name="gr2" draw:text-style-name="P1" draw:layer="layout" svg:width="10.159cm" svg:height="3.047cm" svg:x="0.763cm" svg:y="1.271cm">
          <draw:image xlink:href="Pictures/1000020100000780000004382F2DB3099180A50F.png" xlink:type="simple" xlink:show="embed" xlink:actuate="onLoad">
            <text:p/>
          </draw:image>
        </draw:frame>
        <draw:frame draw:style-name="gr3" draw:text-style-name="P3" draw:layer="layout" svg:width="4.172cm" svg:height="0.806cm" svg:x="0.762cm" svg:y="0.254cm">
          <draw:text-box>
            <text:p text:style-name="P2">What Alice sees:</text:p>
          </draw:text-box>
        </draw:frame>
        <draw:frame draw:style-name="gr3" draw:text-style-name="P3" draw:layer="layout" svg:width="4.007cm" svg:height="0.806cm" svg:x="0.762cm" svg:y="4.274cm">
          <draw:text-box>
            <text:p text:style-name="P2">What Bob sees: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56:00.629904876</meta:creation-date>
    <dc:date>2019-09-26T16:59:27.508559336</dc:date>
    <meta:editing-duration>PT3M28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